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#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2-01-06T11:09:03" text:fixed="true">01/06/12</text:date><text:tab/><text:tab/>Alex Mandel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andel</meta:initial-creator>
    <meta:creation-date>2012-01-06T11:08:42</meta:creation-date>
    <dc:date>2012-01-14T21:36:24</dc:date>
    <dc:creator>Alex Mandel</dc:creator>
    <meta:editing-duration>PT3M43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3" meta:word-count="6" meta:character-count="33"/>
  </office:meta>
</office:document-meta>
</file>